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Liberation Sans7" svg:font-family="'Liberation Sans'" style:font-family-generic="swiss"/>
    <style:font-face style:name="Liberation Sans8" svg:font-family="'Liberation Sans'" style:font-adornments="Regular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Liberation Sans10" svg:font-family="'Liberation Sans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5.801cm"/>
    </style:style>
    <style:style style:name="gr3" style:family="graphic" style:parent-style-name="Default_5f_4">
      <style:graphic-properties draw:stroke="none" svg:stroke-color="#000000" draw:fill="none" draw:fill-color="#ffffff" draw:auto-grow-height="true" draw:auto-grow-width="false" fo:max-height="0cm" fo:min-height="15.80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7.44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</style:style>
    <style:style style:name="gr6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7.915cm" fo:min-width="6.326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57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08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6.50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7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8.51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8.69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4.58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791cm"/>
    </style:style>
    <style:style style:name="pr1" style:family="presentation" style:parent-style-name="Default-title">
      <style:graphic-properties fo:min-height="16.171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draw:fit-to-size="false" style:shrink-to-fit="false" fo:min-height="11.929cm"/>
    </style:style>
    <style:style style:name="pr4" style:family="presentation" style:parent-style-name="Default-title">
      <style:graphic-properties fo:min-height="3.008cm"/>
    </style:style>
    <style:style style:name="pr5" style:family="presentation" style:parent-style-name="Default-title">
      <style:graphic-properties fo:min-height="3.785cm"/>
    </style:style>
    <style:style style:name="pr6" style:family="presentation" style:parent-style-name="Default-title">
      <style:graphic-properties fo:min-height="3.874cm"/>
    </style:style>
    <style:style style:name="pr7" style:family="presentation" style:parent-style-name="Default-title">
      <style:graphic-properties fo:min-height="2.173cm"/>
    </style:style>
    <style:style style:name="co1" style:family="table-column">
      <style:table-column-properties style:column-width="8.549cm" style:use-optimal-column-width="false"/>
    </style:style>
    <style:style style:name="co2" style:family="table-column">
      <style:table-column-properties style:column-width="8.555cm" style:use-optimal-column-width="false"/>
    </style:style>
    <style:style style:name="ro1" style:family="table-row">
      <style:table-row-properties style:row-height="1.904cm"/>
    </style:style>
    <style:style style:name="ro2" style:family="table-row">
      <style:table-row-properties style:row-height="4.198cm"/>
    </style:style>
    <style:style style:name="ro3" style:family="table-row">
      <style:table-row-properties style:row-height="8.135cm"/>
    </style:style>
    <style:style style:name="ce1" style:family="table-cell">
      <loext:graphic-properties draw:textarea-vertical-align="middle"/>
      <style:paragraph-properties fo:text-align="center" style:writing-mode="rl-tb"/>
      <style:text-properties style:font-name="Liberation Sans4" fo:font-size="40pt" style:font-size-asian="40pt" style:font-size-complex="40pt"/>
    </style:style>
    <style:style style:name="ce2" style:family="table-cell">
      <loext:graphic-properties draw:textarea-vertical-align="middle"/>
      <style:paragraph-properties fo:text-align="center" style:writing-mode="rl-tb"/>
      <style:text-properties fo:color="#ff0000" style:font-name="Liberation Sans4" fo:font-size="40pt" style:font-size-asian="40pt" style:font-size-complex="40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cc00" style:font-name="Liberation Sans4" fo:font-size="40pt" style:font-size-asian="40pt" style:font-size-complex="40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end" style:writing-mode="rl-tb"/>
    </style:style>
    <style:style style:name="P5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6" style:family="paragraph">
      <style:paragraph-properties style:writing-mode="rl-tb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10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36pt" style:font-size-asian="36pt" style:font-name-complex="Liberation Sans4" style:font-size-complex="36pt"/>
    </style:style>
    <style:style style:name="P12" style:family="paragraph">
      <style:paragraph-properties fo:text-align="center" style:writing-mode="rl-tb"/>
    </style:style>
    <style:style style:name="P13" style:family="paragraph">
      <loext:graphic-properties draw:fill="solid" draw:fill-color="#ffff99"/>
      <style:paragraph-properties fo:text-align="center" style:writing-mode="rl-tb"/>
      <style:text-properties fo:font-size="32pt" style:font-size-asian="32pt" style:font-size-complex="3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color="#3333ff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/>
      <style:paragraph-properties fo:text-align="center"/>
      <style:text-properties style:use-window-font-color="true"/>
    </style:style>
    <style:style style:name="P18" style:family="paragraph">
      <style:paragraph-properties fo:margin-left="0cm" fo:margin-right="0cm" style:line-height-at-least="0.353cm" fo:text-align="end" fo:text-indent="0cm" style:writing-mode="rl-tb"/>
    </style:style>
    <style:style style:name="P19" style:family="paragraph">
      <style:paragraph-properties fo:margin-left="0cm" fo:margin-right="0cm" style:line-height-at-least="0.353cm" fo:text-align="center" fo:text-indent="0cm" style:writing-mode="rl-tb"/>
    </style:style>
    <style:style style:name="P20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P21" style:family="paragraph">
      <style:paragraph-properties fo:margin-left="1.27cm" fo:margin-right="0cm" style:line-height-at-least="0.353cm" fo:text-align="end" fo:text-indent="-0.635cm" style:writing-mode="rl-tb"/>
    </style:style>
    <style:style style:name="P22" style:family="paragraph">
      <style:paragraph-properties fo:margin-left="1.27cm" fo:margin-right="0cm" fo:text-align="end" fo:text-indent="-0.635cm" style:writing-mode="rl-tb"/>
    </style:style>
    <style:style style:name="P23" style:family="paragraph">
      <loext:graphic-properties draw:fill="none" draw:fill-color="#ffffff"/>
      <style:paragraph-properties fo:text-align="end" style:writing-mode="rl-tb"/>
      <style:text-properties style:font-name="Liberation Sans4" fo:font-size="40pt" style:font-name-complex="Liberation Sans4"/>
    </style:style>
    <style:style style:name="P24" style:family="paragraph">
      <style:paragraph-properties fo:text-align="center" style:writing-mode="rl-tb"/>
      <style:text-properties style:font-name="Liberation Sans4" fo:font-size="40pt" style:font-size-asian="40pt" style:font-size-complex="40pt"/>
    </style:style>
    <style:style style:name="P25" style:family="paragraph">
      <style:paragraph-properties fo:text-align="center" style:writing-mode="rl-tb"/>
      <style:text-properties fo:color="#ff0000" style:font-name="Liberation Sans4" fo:font-size="40pt" style:font-size-asian="40pt" style:font-size-complex="40pt"/>
    </style:style>
    <style:style style:name="P26" style:family="paragraph">
      <loext:graphic-properties draw:fill="none" draw:fill-color="#ffffff"/>
      <style:paragraph-properties fo:text-align="end" style:writing-mode="rl-tb"/>
    </style:style>
    <style:style style:name="T1" style:family="text">
      <style:text-properties fo:font-variant="normal" fo:text-transform="none" fo:color="#0000ff" style:text-outline="false" style:text-line-through-style="none" style:text-line-through-type="none" style:font-name="Liberation Sans4" fo:font-size="66pt" fo:font-style="normal" fo:text-shadow="none" style:text-underline-style="none" fo:font-weight="bold" style:letter-kerning="true" fo:background-color="transparent" style:font-name-asian="Noto Sans CJK SC Regular" style:font-size-asian="66pt" style:font-style-asian="normal" style:font-weight-asian="bold" style:font-name-complex="Liberation Sans4" style:font-size-complex="6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66pt" fo:font-style="normal" fo:text-shadow="none" style:text-underline-style="none" fo:font-weight="bold" style:letter-kerning="true" fo:background-color="transparent" style:font-name-asian="Noto Sans CJK SC Regular" style:font-size-asian="66pt" style:font-style-asian="normal" style:font-weight-asian="bold" style:font-name-complex="Liberation Sans4" style:font-size-complex="6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" style:family="text">
      <style:text-properties style:use-window-font-color="true" fo:font-size="36pt" style:font-size-asian="36pt" style:font-name-complex="Liberation Sans4" style:font-size-complex="36pt"/>
    </style:style>
    <style:style style:name="T6" style:family="text">
      <style:text-properties fo:color="#cc00cc" fo:font-size="36pt" style:font-size-asian="36pt" style:font-name-complex="Liberation Sans4" style:font-size-complex="36pt"/>
    </style:style>
    <style:style style:name="T7" style:family="text">
      <style:text-properties fo:color="#c9211e" fo:font-size="36pt" style:font-size-asian="36pt" style:font-name-complex="Liberation Sans4" style:font-size-complex="36pt"/>
    </style:style>
    <style:style style:name="T8" style:family="text">
      <style:text-properties fo:color="#006600" fo:font-size="36pt" style:font-size-asian="36pt" style:font-name-complex="Liberation Sans4" style:font-size-complex="36pt"/>
    </style:style>
    <style:style style:name="T9" style:family="text">
      <style:text-properties fo:font-size="48pt" fo:font-weight="bold" style:font-size-asian="48pt" style:font-weight-asian="bold" style:font-name-complex="Liberation Sans4" style:font-size-complex="48pt" style:font-weight-complex="bold"/>
    </style:style>
    <style:style style:name="T10" style:family="text">
      <style:text-properties fo:color="#0000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1" style:family="text">
      <style:text-properties fo:color="#0000ff" style:font-name="Liberation Sans4" fo:font-size="36pt" style:font-size-asian="36pt" style:font-name-complex="Liberation Sans4" style:font-size-complex="36pt"/>
    </style:style>
    <style:style style:name="T12" style:family="text">
      <style:text-properties fo:color="#ff00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3" style:family="text">
      <style:text-properties fo:color="#ff0000" style:font-name="Liberation Sans4" fo:font-size="28pt" fo:font-style="italic" style:font-size-asian="28pt" style:font-style-asian="italic" style:font-name-complex="Liberation Sans4" style:font-size-complex="28pt" style:font-style-complex="italic"/>
    </style:style>
    <style:style style:name="T14" style:family="text">
      <style:text-properties fo:color="#ff0000" style:font-name="Liberation Sans4" fo:font-size="36pt" style:font-size-asian="36pt" style:font-name-complex="Liberation Sans4" style:font-size-complex="36pt"/>
    </style:style>
    <style:style style:name="T15" style:family="text">
      <style:text-properties fo:color="#ff00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6" style:family="text">
      <style:text-properties fo:color="#00cc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7" style:family="text">
      <style:text-properties fo:color="#00cc00" style:font-name="Liberation Sans4" fo:font-size="36pt" style:font-size-asian="36pt" style:font-name-complex="Liberation Sans4" style:font-size-complex="36pt"/>
    </style:style>
    <style:style style:name="T18" style:family="text">
      <style:text-properties fo:font-size="24pt" fo:font-weight="bold" style:font-size-asian="24pt" style:font-weight-asian="bold" style:font-name-complex="Liberation Sans4" style:font-size-complex="24pt" style:font-weight-complex="bold"/>
    </style:style>
    <style:style style:name="T19" style:family="text">
      <style:text-properties fo:color="#cc00cc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0" style:family="text">
      <style:text-properties fo:color="#cc00cc" style:font-name="Liberation Sans4" fo:font-size="36pt" style:font-size-asian="36pt" style:font-name-complex="Liberation Sans4" style:font-size-complex="36pt"/>
    </style:style>
    <style:style style:name="T21" style:family="text">
      <style:text-properties fo:color="#00cc00" style:font-name="Liberation Sans4" fo:font-size="28pt" style:font-size-asian="28pt" style:font-name-complex="Liberation Sans4" style:font-size-complex="28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text-shadow="none" style:text-underline-style="none" fo:font-weight="normal" style:letter-kerning="true" style:font-name-asian="Noto Sans CJK SC Regular" style:font-size-asian="36pt" style:font-weight-asian="normal" style:font-name-complex="Liberation Sans4" style:font-size-complex="36pt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font-name="Times New Roman" fo:font-size="36pt" fo:font-style="italic" style:font-size-asian="36pt" style:font-style-asian="italic" style:font-name-complex="Liberation Sans4" style:font-size-complex="36pt" style:font-style-complex="italic"/>
    </style:style>
    <style:style style:name="T27" style:family="text">
      <style:text-properties style:use-window-font-color="true" style:font-name="Times New Roman" fo:font-size="36pt" style:font-size-asian="36pt" style:font-name-complex="Liberation Sans4" style:font-size-complex="36pt"/>
    </style:style>
    <style:style style:name="T28" style:family="text">
      <style:text-properties style:use-window-font-color="true" style:font-name="Liberation Sans4" fo:font-size="36pt" style:font-size-asian="36pt" style:font-name-complex="Liberation Sans4" style:font-size-complex="36pt"/>
    </style:style>
    <style:style style:name="T29" style:family="text">
      <style:text-properties fo:color="#000000" style:font-name="Liberation Sans4" fo:font-size="36pt" style:font-size-asian="36pt" style:font-name-complex="Liberation Sans4" style:font-size-complex="36pt"/>
    </style:style>
    <style:style style:name="T30" style:family="text">
      <style:text-properties fo:color="#000000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31" style:family="text">
      <style:text-properties fo:color="#c9211e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32" style:family="text">
      <style:text-properties fo:color="#c9211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3" style:family="text">
      <style:text-properties fo:color="#cc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34" style:family="text">
      <style:text-properties fo:color="#0000ff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35" style:family="text">
      <style:text-properties fo:color="#0099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36" style:family="text">
      <style:text-properties fo:color="#009900" style:font-name="Liberation Sans4" fo:font-size="36pt" style:font-size-asian="36pt" style:font-name-complex="Liberation Sans4" style:font-size-complex="36pt"/>
    </style:style>
    <style:style style:name="T37" style:family="text">
      <style:text-properties fo:color="#009900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8" style:family="text">
      <style:text-properties fo:color="#c9211e" style:font-name="Liberation Sans4" fo:font-size="36pt" style:font-size-asian="36pt" style:font-name-complex="Liberation Sans4" style:font-size-complex="36pt"/>
    </style:style>
    <style:style style:name="T39" style:family="text">
      <style:text-properties fo:color="#9900ff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0" style:family="text">
      <style:text-properties fo:font-size="44pt" fo:font-weight="bold" style:font-size-asian="44pt" style:font-weight-asian="bold" style:font-name-complex="Liberation Sans4" style:font-size-complex="44pt" style:font-weight-complex="bold"/>
    </style:style>
    <style:style style:name="T41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2" style:family="text">
      <style:text-properties fo:color="#00cc00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43" style:family="text">
      <style:text-properties style:use-window-font-color="true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44" style:family="text">
      <style:text-properties fo:color="#9900ff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45" style:family="text">
      <style:text-properties fo:color="#9900ff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46" style:family="text">
      <style:text-properties fo:color="#9900ff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47" style:family="text">
      <style:text-properties fo:color="#9900ff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48" style:family="text">
      <style:text-properties fo:color="#00cc00" fo:font-size="32pt" style:font-size-asian="32pt" style:font-size-complex="32pt"/>
    </style:style>
    <style:style style:name="T49" style:family="text">
      <style:text-properties fo:font-size="32pt" style:font-size-asian="32pt" style:font-size-complex="32pt"/>
    </style:style>
    <style:style style:name="T50" style:family="text">
      <style:text-properties fo:color="#9900ff" fo:font-size="32pt" style:font-size-asian="32pt" style:font-size-complex="32pt"/>
    </style:style>
    <style:style style:name="T51" style:family="text">
      <style:text-properties fo:color="#3333ff"/>
    </style:style>
    <style:style style:name="T52" style:family="text">
      <style:text-properties style:use-window-font-color="true" style:font-name="Liberation Sans4" fo:font-size="36pt" fo:font-weight="bold" style:font-name-asian="David CLM1" style:font-size-asian="36pt" style:font-weight-asian="bold" style:font-name-complex="Liberation Sans4" style:font-size-complex="36pt" style:font-weight-complex="bold"/>
    </style:style>
    <style:style style:name="T53" style:family="text">
      <style:text-properties fo:color="#b2b2b2" style:font-name="Liberation Sans4" fo:font-size="36pt" style:font-size-asian="36pt" style:font-name-complex="Liberation Sans4" style:font-size-complex="36pt"/>
    </style:style>
    <style:style style:name="T54" style:family="text">
      <style:text-properties fo:color="#b2b2b2" style:font-name="Liberation Sans4" fo:font-size="36pt" style:font-size-asian="36pt" style:font-name-complex="Liberation Sans4" style:font-size-complex="36pt" style:font-style-complex="italic"/>
    </style:style>
    <style:style style:name="T55" style:family="text">
      <style:text-properties fo:color="#b2b2b2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56" style:family="text">
      <style:text-properties fo:color="#b2b2b2" style:font-name="Liberation Sans4" fo:font-size="36pt" style:font-name-asian="David CLM1" style:font-size-asian="36pt" style:font-name-complex="Liberation Sans4" style:font-size-complex="36pt"/>
    </style:style>
    <style:style style:name="T57" style:family="text">
      <style:text-properties fo:color="#b2b2b2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58" style:family="text">
      <style:text-properties fo:color="#b2b2b2" style:font-name="Times New Roman" fo:font-size="36pt" fo:font-style="italic" style:font-name-asian="David CLM1" style:font-size-asian="36pt" style:font-style-asian="italic" style:font-name-complex="Times New Roman" style:font-size-complex="36pt" style:font-style-complex="italic"/>
    </style:style>
    <style:style style:name="T59" style:family="text">
      <style:text-properties fo:color="#b2b2b2" style:text-position="-8% 58%" style:font-name="Times New Roman" fo:font-size="36pt" fo:font-style="italic" style:font-name-asian="David CLM1" style:font-size-asian="36pt" style:font-style-asian="italic" style:font-name-complex="Times New Roman" style:font-size-complex="36pt" style:font-style-complex="italic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text-shadow="none" style:text-underline-style="none" fo:font-weight="normal" style:letter-kerning="true" style:font-name-asian="David CLM1" style:font-size-asian="36pt" style:font-weight-asian="normal" style:font-name-complex="Liberation Sans4" style:font-size-complex="36pt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use-window-font-color="true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65" style:family="text">
      <style:text-properties fo:color="#000000" style:font-name="Liberation Sans4" fo:font-size="36pt" style:font-name-asian="David CLM1" style:font-size-asian="36pt" style:font-name-complex="Liberation Sans4" style:font-size-complex="36pt"/>
    </style:style>
    <style:style style:name="T66" style:family="text">
      <style:text-properties style:use-window-font-color="true" style:font-name="Liberation Sans4" fo:font-size="36pt" style:font-name-asian="David CLM1" style:font-size-asian="36pt" style:font-name-complex="Liberation Sans4" style:font-size-complex="36pt"/>
    </style:style>
    <style:style style:name="T67" style:family="text">
      <style:text-properties fo:color="#00cc00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68" style:family="text">
      <style:text-properties fo:color="#ff3333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69" style:family="text">
      <style:text-properties fo:color="#66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0" style:family="text">
      <style:text-properties fo:color="#6600cc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1" style:family="text">
      <style:text-properties fo:color="#6600cc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2" style:family="text">
      <style:text-properties fo:color="#00cc00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73" style:family="text">
      <style:text-properties fo:color="#00cc00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4" style:family="text">
      <style:text-properties fo:color="#00cc00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5" style:family="text">
      <style:text-properties style:use-window-font-color="true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6" style:family="text">
      <style:text-properties fo:color="#0000ff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7" style:family="text">
      <style:text-properties fo:color="#0000ff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78" style:family="text">
      <style:text-properties fo:color="#0000ff" style:font-name="Times New Roman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79" style:family="text">
      <style:text-properties fo:color="#0000ff" style:font-name="Times New Roman" fo:font-size="36pt" fo:font-style="italic" fo:font-weight="normal" style:font-name-asian="Liberation Sans8" style:font-size-asian="36pt" style:font-style-asian="italic" style:font-weight-asian="normal" style:font-name-complex="Liberation Sans8" style:font-size-complex="36pt" style:font-style-complex="italic" style:font-weight-complex="normal"/>
    </style:style>
    <style:style style:name="T80" style:family="text">
      <style:text-properties style:use-window-font-color="true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81" style:family="text">
      <style:text-properties fo:color="#000000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82" style:family="text">
      <style:text-properties style:use-window-font-color="true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83" style:family="text">
      <style:text-properties style:use-window-font-color="true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84" style:family="text">
      <style:text-properties fo:color="#3333ff" style:font-name="Times New Roman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85" style:family="text">
      <style:text-properties style:use-window-font-color="true" style:font-name="Liberation Sans4" fo:font-size="36pt" fo:font-style="italic" fo:font-weight="normal" style:font-name-asian="David CLM1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86" style:family="text">
      <style:text-properties style:use-window-font-color="true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87" style:family="text">
      <style:text-properties style:use-window-font-color="true" style:font-name="Liberation Sans4" fo:font-size="36pt" fo:font-style="normal" style:font-name-asian="David CLM1" style:font-size-asian="36pt" style:font-style-asian="normal" style:font-name-complex="Liberation Sans4" style:font-size-complex="36pt" style:font-style-complex="normal"/>
    </style:style>
    <style:style style:name="T88" style:family="text">
      <style:text-properties fo:font-variant="normal" fo:text-transform="none" fo:color="#3333ff" style:text-outline="false" style:text-line-through-style="none" style:text-line-through-type="none" style:font-name="Times New Roman" fo:font-size="36pt" fo:font-style="italic" fo:text-shadow="none" style:text-underline-style="none" fo:font-weight="bold" style:letter-kerning="true" style:font-name-asian="David CLM1" style:font-size-asian="36pt" style:font-style-asian="italic" style:font-weight-asian="bold" style:font-name-complex="Liberation Sans4" style:font-size-complex="36pt" style:font-style-complex="italic" style:font-weight-complex="bold" style:text-emphasize="none" style:font-relief="none" style:text-overline-style="none" style:text-overline-color="font-color"/>
    </style:style>
    <style:style style:name="T89" style:family="text">
      <style:text-properties style:use-window-font-color="true" style:font-name="Liberation Sans4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90" style:family="text">
      <style:text-properties fo:color="#009900" style:font-name="Liberation Sans4" fo:font-size="36pt" fo:font-style="normal" style:font-name-asian="David CLM1" style:font-size-asian="36pt" style:font-style-asian="normal" style:font-name-complex="Liberation Sans4" style:font-size-complex="36pt" style:font-style-complex="normal"/>
    </style:style>
    <style:style style:name="T91" style:family="text">
      <style:text-properties fo:color="#3333ff" style:font-name="Liberation Sans4" fo:font-size="36pt" fo:font-style="normal" fo:font-weight="normal" style:font-name-asian="David CLM1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2" style:family="text">
      <style:text-properties fo:color="#3333ff" style:font-name="Liberation Sans4" fo:font-size="36pt" fo:font-style="normal" fo:font-weight="bold" style:font-name-asian="David CLM1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93" style:family="text">
      <style:text-properties fo:color="#3333ff" style:font-name="Liberation Sans4" fo:font-size="36pt" fo:font-style="normal" style:font-name-asian="David CLM1" style:font-size-asian="36pt" style:font-style-asian="normal" style:font-name-complex="Liberation Sans4" style:font-size-complex="36pt" style:font-style-complex="normal"/>
    </style:style>
    <style:style style:name="T94" style:family="text">
      <style:text-properties fo:color="#3333ff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95" style:family="text">
      <style:text-properties style:use-window-font-color="true" style:font-name="Times New Roman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96" style:family="text">
      <style:text-properties fo:color="#009900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7" style:family="text">
      <style:text-properties fo:color="#009900" style:font-name="Times New Roman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98" style:family="text">
      <style:text-properties fo:color="#009900" style:font-name="Times New Roman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99" style:family="text">
      <style:text-properties fo:color="#009900" style:font-name="Liberation Sans4" fo:font-size="36pt" fo:font-style="normal" fo:font-weight="normal" style:font-name-asian="David CLM1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00" style:family="text">
      <style:text-properties fo:color="#9900ff" style:font-name="Liberation Sans4" fo:font-size="36pt" fo:font-style="normal" style:font-name-asian="David CLM1" style:font-size-asian="36pt" style:font-style-asian="normal" style:font-name-complex="Liberation Sans4" style:font-size-complex="36pt" style:font-style-complex="normal"/>
    </style:style>
    <style:style style:name="T101" style:family="text">
      <style:text-properties fo:color="#9900ff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102" style:family="text">
      <style:text-properties fo:color="#9900ff" style:text-position="-8% 58%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103" style:family="text">
      <style:text-properties fo:font-variant="normal" fo:text-transform="none" fo:color="#9900ff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1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9900ff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9900ff" style:text-outline="false" style:text-line-through-style="none" style:text-line-through-type="none" style:text-position="-8% 58%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color="#000000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107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0000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00" style:text-outline="false" style:text-line-through-style="none" style:text-line-through-type="none" style:text-position="-8% 58%" style:font-name="Times New Roman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color="#000000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112" style:family="text">
      <style:text-properties fo:color="#000000" style:text-position="-8% 58%" style:font-name="Times New Roman" fo:font-size="36pt" fo:font-style="italic" style:font-name-asian="David CLM1" style:font-size-asian="36pt" style:font-style-asian="italic" style:font-name-complex="Liberation Sans4" style:font-size-complex="36pt" style:font-style-complex="italic"/>
    </style:style>
    <style:style style:name="T113" style:family="text">
      <style:text-properties fo:color="#000000" style:font-name="Liberation Sans4" fo:font-size="36pt" fo:font-style="normal" style:font-name-asian="David CLM1" style:font-size-asian="36pt" style:font-style-asian="normal" style:font-name-complex="Liberation Sans4" style:font-size-complex="36pt" style:font-style-complex="normal"/>
    </style:style>
    <style:style style:name="T114" style:family="text">
      <style:text-properties fo:color="#000000" style:font-name="Times New Roman" fo:font-size="36pt" fo:font-style="italic" style:font-size-asian="36pt" style:font-style-asian="italic" style:font-name-complex="Times New Roman" style:font-size-complex="36pt" style:font-style-complex="italic"/>
    </style:style>
    <style:style style:name="T115" style:family="text">
      <style:text-properties fo:color="#000000" style:font-name="Times New Roman" fo:font-size="36pt" fo:font-style="italic" style:font-name-asian="David CLM1" style:font-size-asian="36pt" style:font-style-asian="italic" style:font-name-complex="Times New Roman" style:font-size-complex="36pt" style:font-style-complex="italic"/>
    </style:style>
    <style:style style:name="T116" style:family="text">
      <style:text-properties fo:color="#000000" style:text-position="-8% 58%" style:font-name="Times New Roman" fo:font-size="36pt" fo:font-style="italic" style:font-name-asian="David CLM1" style:font-size-asian="36pt" style:font-style-asian="italic" style:font-name-complex="Times New Roman" style:font-size-complex="36pt" style:font-style-complex="italic"/>
    </style:style>
    <style:style style:name="T117" style:family="text">
      <style:text-properties fo:color="#000000" style:text-position="-8% 58%" style:font-name="Liberation Sans4" fo:font-size="36pt" fo:font-style="normal" style:font-name-asian="David CLM1" style:font-size-asian="36pt" style:font-style-asian="normal" style:font-name-complex="Liberation Sans4" style:font-size-complex="36pt" style:font-style-complex="normal"/>
    </style:style>
    <style:style style:name="T118" style:family="text">
      <style:text-properties fo:color="#3333ff" style:font-name="Liberation Sans4" fo:font-size="36pt" fo:font-style="italic" fo:font-weight="bold" style:font-size-asian="36pt" style:font-style-asian="italic" style:font-weight-asian="bold" style:font-name-complex="Liberation Sans4" style:font-size-complex="36pt" style:font-style-complex="italic" style:font-weight-complex="bold"/>
    </style:style>
    <style:style style:name="T119" style:family="text">
      <style:text-properties fo:color="#3333ff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120" style:family="text">
      <style:text-properties fo:font-variant="normal" fo:text-transform="none" fo:color="#00cc00" style:text-outline="false" style:text-line-through-style="none" style:text-line-through-type="none" style:font-name="Liberation Sans4" fo:font-size="36pt" fo:font-style="italic" fo:text-shadow="none" style:text-underline-style="none" fo:font-weight="bold" style:letter-kerning="true" style:font-name-asian="David CLM1" style:font-size-asian="36pt" style:font-style-asian="italic" style:font-weight-asian="bold" style:font-name-complex="Liberation Sans4" style:font-size-complex="36pt" style:font-style-complex="italic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0cc00" style:text-outline="false" style:text-line-through-style="none" style:text-line-through-type="none" style:font-name="Liberation Sans4" fo:font-size="36pt" fo:font-style="italic" fo:text-shadow="none" style:text-underline-style="none" fo:font-weight="normal" style:letter-kerning="true" style:font-name-asian="David CLM1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2" style:family="text">
      <style:text-properties fo:color="#cc00cc" style:font-name="Liberation Sans4" fo:font-weight="bold" style:font-weight-asian="bold" style:font-name-complex="Liberation Sans4" style:font-weight-complex="bold"/>
    </style:style>
    <style:style style:name="T123" style:family="text">
      <style:text-properties fo:color="#cc00cc" style:font-name="Liberation Sans4" style:font-name-complex="Liberation Sans4"/>
    </style:style>
    <style:style style:name="T124" style:family="text">
      <style:text-properties fo:color="#ff0000" style:font-name="Liberation Sans4" fo:font-weight="bold" style:font-weight-asian="bold" style:font-name-complex="Liberation Sans4" style:font-weight-complex="bold"/>
    </style:style>
    <style:style style:name="T125" style:family="text">
      <style:text-properties fo:color="#ff0000" style:font-name="Liberation Sans4" style:font-name-complex="Liberation Sans4"/>
    </style:style>
    <style:style style:name="T126" style:family="text">
      <style:text-properties fo:color="#0000cc" style:font-name="Liberation Sans4" style:font-name-complex="Liberation Sans4"/>
    </style:style>
    <style:style style:name="T127" style:family="text">
      <style:text-properties fo:color="#009933" style:font-name="Liberation Sans4" style:font-name-complex="Liberation Sans4"/>
    </style:style>
    <style:style style:name="T128" style:family="text">
      <style:text-properties style:font-name="Liberation Sans4" fo:font-size="40pt" style:font-size-asian="40pt" style:font-size-complex="40pt"/>
    </style:style>
    <style:style style:name="T129" style:family="text">
      <style:text-properties fo:color="#ff0000" style:font-name="Liberation Sans4" fo:font-size="40pt" style:letter-kerning="true" style:font-name-asian="Noto Sans CJK SC Regular" style:font-size-asian="40pt" style:font-name-complex="Nachlieli CLM1" style:font-size-complex="40pt"/>
    </style:style>
    <style:style style:name="T130" style:family="text">
      <style:text-properties style:use-window-font-color="true" style:font-name="Liberation Sans4" fo:font-size="28pt" fo:font-style="italic" style:font-size-asian="28pt" style:font-style-asian="italic" style:font-size-complex="28pt" style:font-style-complex="italic"/>
    </style:style>
    <style:style style:name="T131" style:family="text">
      <style:text-properties fo:color="#00cc00" style:font-name="Liberation Sans4" fo:font-size="40pt" style:font-size-asian="40pt" style:font-size-complex="40pt"/>
    </style:style>
    <style:style style:name="T132" style:family="text">
      <style:text-properties style:font-name="Liberation Sans4" fo:font-size="28pt" fo:font-style="italic" style:font-size-asian="28pt" style:font-style-asian="italic" style:font-size-complex="28pt" style:font-style-complex="italic"/>
    </style:style>
    <style:style style:name="T133" style:family="text">
      <style:text-properties style:use-window-font-color="true" style:font-name="Liberation Sans4" fo:font-size="24pt" fo:font-style="italic" style:font-size-asian="24pt" style:font-style-asian="italic" style:font-size-complex="24pt" style:font-style-complex="italic"/>
    </style:style>
    <style:style style:name="T134" style:family="text">
      <style:text-properties fo:color="#ff0000" style:font-name="Liberation Sans4" fo:font-size="40pt" style:font-size-asian="40pt" style:font-size-complex="40pt"/>
    </style:style>
    <style:style style:name="T135" style:family="text">
      <style:text-properties fo:color="#009900"/>
    </style:style>
    <style:style style:name="T136" style:family="text">
      <style:text-properties fo:color="#0000ff"/>
    </style:style>
    <style:style style:name="T137" style:family="text">
      <style:text-properties fo:color="#9900ff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6.171cm" svg:x="1.778cm" svg:y="1.609cm" presentation:class="title" presentation:user-transformed="true">
          <draw:text-box>
            <text:p text:style-name="P1"><text:span text:style-name="T1">אלגוריתמים מגלי-אמת</text:span><text:span text:style-name="T1"><text:line-break/></text:span><text:span text:style-name="T1">מתקדמים</text:span><text:span text:style-name="T1"><text:line-break/></text:span><text:span text:style-name="T1"><text:line-break/></text:span><text:span text:style-name="T1">Advanced Truthful Algorithms</text:span><text:span text:style-name="T2"><text:line-break/></text:span><text:span text:style-name="T3"><text:line-break/></text:span><text:span text:style-name="T4">אראל סגל-הלו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6.6cm" svg:height="17.601cm" svg:x="0.578cm" svg:y="2.973cm" presentation:class="outline" presentation:user-transformed="true">
          <draw:text-box>
            <text:list text:style-name="L2">
              <text:list-item>
                <text:p text:style-name="P4"><text:span text:style-name="T5">נתון תרמיל המסוגל לשאת עד </text:span><text:span text:style-name="T5">100</text:span><text:span text:style-name="T5"> ק"ג </text:span><text:span text:style-name="T5"><text:line-break/></text:span><text:span text:style-name="T6">(= </text:span><text:span text:style-name="T6">100</text:span><text:span text:style-name="T6"> שניות המיועדות לפירסום).</text:span></text:p>
              </text:list-item>
              <text:list-item>
                <text:p text:style-name="P4"><text:span text:style-name="T5">נתונים חפצים עם משקלים שונים וערכים שונים</text:span><text:span text:style-name="T5"><text:line-break/></text:span><text:span text:style-name="T6">(= לכל מפרסם יש מודעה באורך אחר וערך אחר).</text:span></text:p>
              </text:list-item>
              <text:list-item>
                <text:p text:style-name="P4"><text:span text:style-name="T5">צריך למלא את התרמיל בחפצים במשקל כולל עד </text:span><text:span text:style-name="T5">100</text:span><text:span text:style-name="T5">, כך שסכום הערכים גבוה ככל האפשר</text:span><text:span text:style-name="T5"><text:line-break/></text:span><text:span text:style-name="T6">(= צריך למלא את הזמן בפרסומות באורך כולל עד </text:span><text:span text:style-name="T6">100</text:span><text:span text:style-name="T6">, כך שסכום הערכים גבוה ככל האפשר).</text:span></text:p>
              </text:list-item>
              <text:list-item>
                <text:p text:style-name="P4"><text:span text:style-name="T7">הבעיה היא </text:span><text:span text:style-name="T7">NP</text:span><text:span text:style-name="T7">-קשה, </text:span><text:span text:style-name="T7"><text:line-break/></text:span><text:span text:style-name="T8">אבל יש לה אלגוריתמי-קירוב טובים.</text:span></text:p>
              </text:list-item>
            </text:list>
          </draw:text-box>
        </draw:frame>
        <draw:frame presentation:style-name="pr4" draw:text-style-name="P6" draw:layer="layout" svg:width="28cm" svg:height="3.008cm" svg:x="0cm" svg:y="-0.035cm" presentation:class="title" presentation:user-transformed="true">
          <draw:text-box>
            <text:p text:style-name="P1"><text:span text:style-name="T9">בעיית התרמיל (</text:span><text:span text:style-name="T9">knapsack</text:span><text:span text:style-name="T9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85cm" svg:x="0cm" svg:y="-0.021cm" presentation:class="title" presentation:user-transformed="true">
          <draw:text-box>
            <text:p text:style-name="P1"><text:span text:style-name="T9">אלגוריתמי קירוב למילוי תרמיל</text:span></text:p>
          </draw:text-box>
        </draw:frame>
        <draw:frame draw:style-name="gr2" draw:text-style-name="P9" draw:layer="layout" svg:width="27.492cm" svg:height="16.051cm" svg:x="0.508cm" svg:y="3.743cm">
          <draw:text-box>
            <text:p xml:id="id1" text:id="id1" text:style-name="P4"><text:span text:style-name="T10">אלגוריתם חמדני א</text:span><text:span text:style-name="T11">:</text:span><text:span text:style-name="T11"><text:line-break/></text:span><text:span text:style-name="T11"/></text:p>
            <text:list text:style-name="L1">
              <text:list-item>
                <text:p xml:id="id2" text:id="id2" text:style-name="P4"><text:span text:style-name="T11">סדר את החפצים בסדר יורד של הערך.</text:span></text:p>
              </text:list-item>
              <text:list-item>
                <text:p xml:id="id3" text:id="id3" text:style-name="P4"><text:span text:style-name="T11">בחר חפצים לפי הסדר עד שהתרמיל מתמלא.</text:span></text:p>
              </text:list-item>
            </text:list>
            <text:p xml:id="id4" text:id="id4" text:style-name="P4"><text:span text:style-name="T12"/></text:p>
            <text:p xml:id="id5" text:id="id5" text:style-name="P4"><text:span text:style-name="T12">הקירוב עלול להיות גרוע</text:span><text:span text:style-name="T13"> (גודל התרמיל = </text:span><text:span text:style-name="T13">100</text:span><text:span text:style-name="T13">)</text:span><text:span text:style-name="T14">: </text:span></text:p>
            <text:p xml:id="id6" text:id="id6" text:style-name="P8"><text:span text:style-name="T15">$100/100k</text:span><text:span text:style-name="T14">, $20/2k, $20/2k, $20/2k … </text:span></text:p>
            <text:p text:style-name="P4"><text:span text:style-name="T1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85cm" svg:x="0cm" svg:y="-0.021cm" presentation:class="title" presentation:user-transformed="true">
          <draw:text-box>
            <text:p text:style-name="P1"><text:span text:style-name="T9">אלגוריתמי קירוב למילוי תרמיל</text:span></text:p>
          </draw:text-box>
        </draw:frame>
        <draw:frame draw:style-name="gr3" draw:text-style-name="P9" draw:layer="layout" svg:width="27.492cm" svg:height="16.051cm" svg:x="0.508cm" svg:y="3.743cm">
          <draw:text-box>
            <text:p text:style-name="P4"><text:span text:style-name="T16">אלגוריתם חמדני ב</text:span><text:span text:style-name="T17">:</text:span></text:p>
            <text:p text:style-name="P4"><text:span text:style-name="T17"/></text:p>
            <text:list text:style-name="L1">
              <text:list-item>
                <text:p text:style-name="P4"><text:span text:style-name="T17">סדר את החפצים בסדר יורד של </text:span><text:span text:style-name="T16">ערך/משקל</text:span><text:span text:style-name="T17">.</text:span></text:p>
              </text:list-item>
              <text:list-item>
                <text:p text:style-name="P4"><text:span text:style-name="T17">בחר חפצים לפי הסדר עד שהתרמיל מתמלא.</text:span></text:p>
              </text:list-item>
            </text:list>
            <text:p text:style-name="P4"><text:span text:style-name="T12"/></text:p>
            <text:p text:style-name="P4"><text:span text:style-name="T12">הקירוב עלול להיות גרוע</text:span><text:span text:style-name="T14">: </text:span></text:p>
            <text:p text:style-name="P8"><text:span text:style-name="T15">$3/2k</text:span><text:span text:style-name="T14">, $100/100k.</text:span></text:p>
            <text:p text:style-name="P4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6" draw:layer="layout" svg:width="28cm" svg:height="3.785cm" svg:x="0cm" svg:y="-0.022cm" presentation:class="title" presentation:user-transformed="true">
          <draw:text-box>
            <text:p text:style-name="P1"><text:span text:style-name="T9">"טוֹבִים הַשְּׁנַיִם מִן הָאֶחָד </text:span><text:span text:style-name="T9"><text:line-break/></text:span><text:span text:style-name="T9">אֲשֶׁר יֵשׁ לָהֶם שָׂכָר טוֹב בַּעֲמָלָם"</text:span><text:span text:style-name="T18"> (קהלת ד </text:span><text:span text:style-name="T18">9</text:span><text:span text:style-name="T18">)</text:span></text:p>
          </draw:text-box>
        </draw:frame>
        <draw:frame draw:style-name="gr4" draw:text-style-name="P9" draw:layer="layout" svg:width="27.492cm" svg:height="17.693cm" svg:x="0.508cm" svg:y="3.743cm">
          <draw:text-box>
            <text:p xml:id="id7" text:id="id7" text:style-name="P4"><text:span text:style-name="T19">אלגוריתם א+ב</text:span><text:span text:style-name="T20">: הפעל את שני האלגוריתמים החמדניים. בחר את התוצאה עם הסכום הגבוה.</text:span><text:span text:style-name="T20"><text:line-break/></text:span><text:span text:style-name="T20"/></text:p>
            <text:p xml:id="id8" text:id="id8" text:style-name="P4"><text:span text:style-name="T16">משפט</text:span><text:span text:style-name="T17">: אלגוריתם א+ב נותן קירוב </text:span><text:span text:style-name="T17">1/2</text:span><text:span text:style-name="T21"> (=משיג לפחות </text:span><text:span text:style-name="T21">1/2</text:span><text:span text:style-name="T21"> מהערך הגבוה ביותר האפשרי)</text:span><text:span text:style-name="T17">.</text:span><text:span text:style-name="T17"><text:line-break/></text:span><text:span text:style-name="T17"/></text:p>
            <text:p xml:id="id9" text:id="id9" text:style-name="P4"><text:span text:style-name="T22">הוכחה</text:span><text:span text:style-name="T23">: נניח שאלגוריתם ב עוצר אחרי </text:span><text:span text:style-name="T24">k</text:span><text:span text:style-name="T25"> חפצים.</text:span><text:span text:style-name="T25"><text:line-break/></text:span><text:span text:style-name="T25">עם החפץ ה-</text:span><text:span text:style-name="T26">k</text:span><text:span text:style-name="T27">+1</text:span><text:span text:style-name="T28"> – הסכום הוא מקסימלי++.</text:span></text:p>
            <text:p xml:id="id10" text:id="id10" text:style-name="P4"><text:span text:style-name="T25">הסכום של אלגוריתם א הוא לפחות החפץ ה-</text:span><text:span text:style-name="T26">k</text:span><text:span text:style-name="T27">+1</text:span><text:span text:style-name="T28">.</text:span></text:p>
            <text:p xml:id="id11" text:id="id11" text:style-name="P4"><text:span text:style-name="T28"><text:s text:c="2"/>--&gt; <text:s/>הסכום של אלגוריתמים א+ב <text:s/></text:span><text:span text:style-name="T29">מקסימלי++.</text:span></text:p>
            <text:p xml:id="id12" text:id="id12" text:style-name="P4"><text:span text:style-name="T29"><text:s text:c="2"/>--&gt; <text:s/>הסכום של א </text:span><text:span text:style-name="T30">או</text:span><text:span text:style-name="T29"> ב הוא מקסימלי++ \ </text:span><text:span text:style-name="T29">2</text:span><text:span text:style-name="T29">. <text:s text:c="2"/></text:span><text:span text:style-name="T29"><text:line-break/></text:span><text:span text:style-name="T29"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text-style-name="P6" draw:layer="layout" svg:width="28cm" svg:height="3.785cm" svg:x="0cm" svg:y="-0.021cm" presentation:class="title" presentation:user-transformed="true">
          <draw:text-box>
            <text:p text:style-name="P1"><text:span text:style-name="T9">אלגוריתם אמיתי למילוי תרמיל</text:span></text:p>
          </draw:text-box>
        </draw:frame>
        <draw:frame draw:style-name="gr4" draw:text-style-name="P9" draw:layer="layout" svg:width="27.492cm" svg:height="17.693cm" svg:x="0.508cm" svg:y="3.743cm">
          <draw:text-box>
            <text:p xml:id="id13" text:id="id13" text:style-name="P4"><text:span text:style-name="T31">אלגוריתם א+ב ללא תשלומים הוא</text:span><text:span text:style-name="T32"> לא אמיתי</text:span><text:span text:style-name="T31">.</text:span></text:p>
            <text:p text:style-name="P4"><text:span text:style-name="T33"/></text:p>
            <text:p xml:id="id14" text:id="id14" text:style-name="P4"><text:span text:style-name="T34">האם אלגוריתם א+ב עם תשלומי </text:span><text:span text:style-name="T34">VCG</text:span><text:span text:style-name="T34"> הוא אמיתי?</text:span></text:p>
            <text:p xml:id="id15" text:id="id15" text:style-name="P4"><text:span text:style-name="T29"><text:s/></text:span></text:p>
            <text:p xml:id="id16" text:id="id16" text:style-name="P4"><text:span text:style-name="T35">דוגמה</text:span><text:span text:style-name="T36">: </text:span></text:p>
            <text:p xml:id="id17" text:id="id17" text:style-name="P8"><text:span text:style-name="T37">$54/52k</text:span><text:span text:style-name="T36">, $52/51k, $49/49k.</text:span></text:p>
            <text:p text:style-name="P4"><text:span text:style-name="T36"/></text:p>
            <text:p xml:id="id18" text:id="id18" text:style-name="P4"><text:span text:style-name="T36">הראשון זוכה ומשלם </text:span><text:span text:style-name="T36">$101</text:span><text:span text:style-name="T36">.</text:span></text:p>
            <text:p text:style-name="P4"><text:span text:style-name="T14"/></text:p>
            <text:p xml:id="id19" text:id="id19" text:style-name="P4"><text:span text:style-name="T38">--&gt; <text:s/>האלגוריתם </text:span><text:span text:style-name="T32">לא אמיתי</text:span><text:span text:style-name="T38">.</text:span></text:p>
            <text:p text:style-name="P4"><text:span text:style-name="T14"/></text:p>
            <text:p xml:id="id20" text:id="id20" text:style-name="P4"><text:span text:style-name="T39">איפה ההוכחה "נופלת"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10" draw:layer="layout" svg:width="28cm" svg:height="3.874cm" svg:x="0cm" svg:y="-0.066cm" presentation:class="title" presentation:user-transformed="true">
          <draw:text-box>
            <text:p text:style-name="P1"><text:span text:style-name="T40">מכרז מיירסון (</text:span><text:span text:style-name="T40">Myerson</text:span><text:span text:style-name="T40">)</text:span></text:p>
          </draw:text-box>
        </draw:frame>
        <draw:frame draw:style-name="gr5" draw:text-style-name="P11" draw:layer="layout" svg:width="27.686cm" svg:height="18.737cm" svg:x="0cm" svg:y="2.54cm">
          <draw:text-box>
            <text:p text:style-name="P4"><text:span text:style-name="T41">נתונים</text:span><text:span text:style-name="T28">:</text:span></text:p>
            <text:list text:style-name="L1">
              <text:list-item>
                <text:p text:style-name="P4"><text:span text:style-name="T28">כלל-בחירה הקובע לכל משתתף אם נבחר או לא:</text:span></text:p>
                <text:list>
                  <text:list-item>
                    <text:list>
                      <text:list-item>
                        <text:p text:style-name="P4"><text:span text:style-name="T42">"בחר את השלושה עם הערכים הגבוהים"</text:span><text:span text:style-name="T42"><text:tab/></text:span></text:p>
                      </text:list-item>
                      <text:list-item>
                        <text:p text:style-name="P4"><text:span text:style-name="T42">"בחר את כל מי שערכו גדול מ-</text:span><text:span text:style-name="T42">10</text:span><text:span text:style-name="T42">"</text:span></text:p>
                      </text:list-item>
                      <text:list-item>
                        <text:p text:style-name="P4"><text:span text:style-name="T42">"בחר את המסלול הזול ביותר"</text:span></text:p>
                      </text:list-item>
                      <text:list-item>
                        <text:p text:style-name="P4"><text:span text:style-name="T42">"בחר בעזרת אלגוריתם חמדני א"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8">לכל משתתף יש </text:span><text:span text:style-name="T43">ערך ל”היבחרות”.</text:span></text:p>
              </text:list-item>
            </text:list>
            <text:p text:style-name="P4"><text:span text:style-name="T43"/></text:p>
            <text:p text:style-name="P4"><text:span text:style-name="T44">דרוש</text:span><text:span text:style-name="T45">: כלל-תשלום</text:span><text:span text:style-name="T46">,</text:span><text:span text:style-name="T46"><text:line-break/></text:span><text:span text:style-name="T46"> <text:s text:c="9"/>שאיתו המכרז יהיה אמיתי.</text:span></text:p>
            <text:p text:style-name="P4"><text:span text:style-name="T45"/></text:p>
            <text:p text:style-name="P4"><text:span text:style-name="T47">האם לכל כלל-בחירה קיים</text:span><text:span text:style-name="T47"><text:line-break/></text:span><text:span text:style-name="T47"> <text:s text:c="9"/>כלל-תשלום אמיתי?</text:span></text:p>
          </draw:text-box>
        </draw:frame>
        <draw:custom-shape draw:style-name="gr6" draw:text-style-name="P13" draw:layer="layout" svg:width="9.652cm" svg:height="11.547cm" svg:x="0cm" svg:y="9.281cm">
          <text:p text:style-name="P12"><text:span text:style-name="T48"><text:s text:c="8"/>כלל-בחירה-</text:span><text:span text:style-name="T48"><text:line-break/></text:span><text:span text:style-name="T48">נתון</text:span></text:p>
          <text:p text:style-name="P12"><text:span text:style-name="T49"/></text:p>
          <text:p text:style-name="P12"><text:span text:style-name="T50"><text:s text:c="5"/>כלל-תשלום-</text:span></text:p>
          <text:p text:style-name="P12"><text:span text:style-name="T50"><text:s/>צריך למצו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4" draw:layer="layout" svg:x1="7.366cm" svg:y1="15.494cm" svg:x2="0cm" svg:y2="15.24cm">
          <text:p/>
        </draw:line>
        <draw:frame draw:style-name="gr8" draw:text-style-name="P15" draw:layer="layout" svg:width="1.27cm" svg:height="6.823cm" svg:x="7.874cm" svg:y="11.684cm">
          <draw:text-box>
            <text:p><text:span text:style-name="T51">מכרז</text:span></text:p>
          </draw:text-box>
        </draw:frame>
        <draw:line draw:style-name="gr7" draw:text-style-name="P14" draw:layer="layout" svg:x1="7.366cm" svg:y1="9.906cm" svg:x2="7.62cm" svg:y2="19.812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10" draw:layer="layout" svg:width="28cm" svg:height="3.874cm" svg:x="0cm" svg:y="-0.066cm" presentation:class="title" presentation:user-transformed="true">
          <draw:text-box>
            <text:p text:style-name="P1"><text:span text:style-name="T40">כלל-בחירה מונוטוני</text:span></text:p>
          </draw:text-box>
        </draw:frame>
        <draw:frame draw:style-name="gr9" draw:text-style-name="P9" draw:layer="layout" svg:width="27.432cm" svg:height="17.331cm" svg:x="0.295cm" svg:y="3.564cm">
          <draw:text-box>
            <text:p xml:id="id21" text:id="id21" text:style-name="P4"><text:span text:style-name="T52">הגדרה</text:span><text:span text:style-name="T28">: </text:span><text:span text:style-name="T53">כלל-בחירה נקרא </text:span><text:span text:style-name="T54">מונוטוני </text:span><text:span text:style-name="T53">אם, עבור כל </text:span><text:span text:style-name="T55">i</text:span><text:span text:style-name="T56">, <text:s/>ההסתברות ש-</text:span><text:span text:style-name="T55">i</text:span><text:span text:style-name="T56"> נבחר היא פונקציה </text:span><text:span text:style-name="T53">עולה של</text:span><text:span text:style-name="T57"> </text:span><text:span text:style-name="T58">v</text:span><text:span text:style-name="T59">i</text:span><text:span text:style-name="T56">.</text:span></text:p>
            <text:list text:style-name="L1">
              <text:list-item>
                <text:p xml:id="id22" text:id="id22" text:style-name="P4"><text:span text:style-name="T60">כלל-בחירה </text:span><text:span text:style-name="T61">דטרמיניסטי</text:span><text:span text:style-name="T62"> הוא</text:span><text:span text:style-name="T60"> מונוטוני אם </text:span><text:span text:style-name="T63">עבור כל </text:span><text:span text:style-name="T64">i</text:span><text:span text:style-name="T65">, אם הוא נבחר </text:span><text:span text:style-name="T66">כשהערך שלו </text:span><text:span text:style-name="T64">x</text:span><text:span text:style-name="T66">, אז הוא נבחר גם כשהערך שלו הוא כל מספר הגדול מ</text:span><text:span text:style-name="T28">-</text:span><text:span text:style-name="T26">x</text:span><text:span text:style-name="T28">.</text:span></text:p>
              </text:list-item>
            </text:list>
            <text:p xml:id="id23" text:id="id23" text:style-name="P4"><text:span text:style-name="T67">דוגמאות לכללים מונוטוניים:</text:span></text:p>
            <text:list text:continue-numbering="true" text:style-name="L1">
              <text:list-item>
                <text:p xml:id="id24" text:id="id24" text:style-name="P4"><text:span text:style-name="T67">בחר את </text:span><text:span text:style-name="T67">3</text:span><text:span text:style-name="T67"> הערכים הגדולים ביותר.</text:span></text:p>
              </text:list-item>
              <text:list-item>
                <text:p xml:id="id25" text:id="id25" text:style-name="P4"><text:span text:style-name="T67">בחר את הערך הגדול ביותר, בתנאי שהוא מעל </text:span><text:span text:style-name="T67">10</text:span><text:span text:style-name="T67">.</text:span></text:p>
              </text:list-item>
              <text:list-item>
                <text:p xml:id="id26" text:id="id26" text:style-name="P4"><text:span text:style-name="T67">בחר בעזרת אלגוריתם חמדני א / ב / א+ב.</text:span></text:p>
              </text:list-item>
            </text:list>
            <text:p xml:id="id27" text:id="id27" text:style-name="P4"><text:span text:style-name="T68">דוגמאות לכללים לא מונוטוניים:</text:span></text:p>
            <text:list text:continue-numbering="true" text:style-name="L1">
              <text:list-item>
                <text:p xml:id="id28" text:id="id28" text:style-name="P4"><text:span text:style-name="T68">בחר את הערך השני מלמעלה.</text:span></text:p>
              </text:list-item>
              <text:list-item>
                <text:p xml:id="id29" text:id="id29" text:style-name="P4"><text:span text:style-name="T68">בחר את הערך הגדול ביותר, אם הוא מתחת ל-</text:span><text:span text:style-name="T68">7</text:span><text:span text:style-name="T68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text-style-name="P10" draw:layer="layout" svg:width="28cm" svg:height="3.874cm" svg:x="0cm" svg:y="-0.066cm" presentation:class="title" presentation:user-transformed="true">
          <draw:text-box>
            <text:p text:style-name="P1"><text:span text:style-name="T40">משפט מיירסון</text:span></text:p>
          </draw:text-box>
        </draw:frame>
        <draw:frame draw:style-name="gr10" draw:text-style-name="P9" draw:layer="layout" svg:width="27.432cm" svg:height="17.315cm" svg:x="0.295cm" svg:y="3.564cm">
          <draw:text-box>
            <text:p text:style-name="P4"><text:span text:style-name="T41">משפט מיירסון</text:span><text:span text:style-name="T43">: <text:s/></text:span><text:span text:style-name="T60">מונוטוניות היא תנאי הכרחי ומספיק לאמיתיות. <text:s text:c="3"/>כלומר:</text:span></text:p>
            <text:p text:style-name="P4"><text:span text:style-name="T68">(א) לכל כלל-בחירה לא-מונוטוני -</text:span><text:span text:style-name="T68"><text:line-break/></text:span><text:span text:style-name="T68"> <text:s text:c="20"/>אין כלל-תשלום אמיתי.</text:span></text:p>
            <text:p text:style-name="P4"><text:span text:style-name="T67">(ב) לכל כלל-בחירה מונוטוני -</text:span><text:span text:style-name="T67"><text:line-break/></text:span><text:span text:style-name="T67"> <text:s text:c="19"/>קיים כלל-תשלום אמיתי.</text:span><text:span text:style-name="T67"><text:line-break/></text:span><text:span text:style-name="T34">(ג) אם כל שחקן שלא נבחר – לא משלם, </text:span><text:span text:style-name="T34"><text:line-break/></text:span><text:span text:style-name="T34"> <text:s text:c="20"/>אז כלל-התשלום הוא יחיד.</text:span></text:p>
            <text:p text:style-name="P4"><text:span text:style-name="T34"/></text:p>
            <text:p text:style-name="P4"><text:span text:style-name="T43">בשקפים הבאים: </text:span></text:p>
            <text:list text:style-name="L1">
              <text:list-item>
                <text:p text:style-name="P4"><text:span text:style-name="T43">נוכיח את משפט מיירסון.</text:span></text:p>
              </text:list-item>
              <text:list-item>
                <text:p text:style-name="P4"><text:span text:style-name="T43">נגדיר במדוייק את כלל-התשלומים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הוכחת משפט מיירסון</text:span></text:p>
          </draw:text-box>
        </draw:frame>
        <draw:frame draw:style-name="gr11" draw:text-style-name="P11" draw:layer="layout" svg:width="27.432cm" svg:height="16.756cm" svg:x="0.295cm" svg:y="3.564cm">
          <draw:text-box>
            <text:p text:style-name="P4"><text:span text:style-name="T43">סימונים: </text:span></text:p>
            <text:list text:style-name="L1">
              <text:list-item>
                <text:p text:style-name="P4"><text:span text:style-name="T69">כלל-הבחירה – </text:span><text:span text:style-name="T70">c</text:span><text:span text:style-name="T70"> - </text:span><text:span text:style-name="T69">פונקציה המקבלת כקלט את הערכים של כל המשתתפים, ומחזירה וקטור בינארי (</text:span><text:span text:style-name="T71">1</text:span><text:span text:style-name="T71"> = “נבחרת!”, </text:span><text:span text:style-name="T71">0</text:span><text:span text:style-name="T71">="לא נבחרת."). <text:s text:c="3"/></text:span><text:span text:style-name="T70">c</text:span><text:span text:style-name="T71"> נתון וקבוע.</text:span></text:p>
              </text:list-item>
              <text:list-item>
                <text:p text:style-name="P4"><text:span text:style-name="T72">כלל התשלום – </text:span><text:span text:style-name="T73">p</text:span><text:span text:style-name="T72"> - פונקציה המקבלת כקלט את הערכים של כל המשתתפים, ומחזירה וקטור מספרי של תשלומים. </text:span><text:span text:style-name="T74"><text:s text:c="6"/>את </text:span><text:span text:style-name="T73">p</text:span><text:span text:style-name="T74"> אנחנו מחפשים.</text:span></text:p>
              </text:list-item>
            </text:list>
            <text:p text:style-name="P4"><text:span text:style-name="T7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הוכחת משפט מיירסון - המשך</text:span></text:p>
          </draw:text-box>
        </draw:frame>
        <draw:frame draw:style-name="gr12" draw:text-style-name="P11" draw:layer="layout" svg:width="28cm" svg:height="17.577cm" svg:x="0cm" svg:y="3.564cm">
          <draw:text-box>
            <text:p xml:id="id30" text:id="id30" text:style-name="P4"><text:span text:style-name="T34">התועלת של משתתף עם ערך </text:span><text:span text:style-name="T76">v</text:span><text:span text:style-name="T34"> שאומר </text:span><text:span text:style-name="T76">x</text:span><text:span text:style-name="T34"> היא:</text:span></text:p>
            <text:p xml:id="id31" text:id="id31" text:style-name="P16"><text:span text:style-name="T76">v*c(x) – p(x)</text:span></text:p>
            <text:p xml:id="id32" text:id="id32" text:style-name="P4"><text:span text:style-name="T77">במכרז אמיתי, חייב להתקיים, לכל </text:span><text:span text:style-name="T76">v</text:span><text:span text:style-name="T78">,</text:span><text:span text:style-name="T76">x</text:span><text:span text:style-name="T77">:</text:span></text:p>
            <text:p xml:id="id33" text:id="id33" text:style-name="P16"><text:span text:style-name="T76">v*c(v) – p(v) <text:s/></text:span><text:span text:style-name="T79">≥</text:span><text:span text:style-name="T76"> <text:s/>v*c(x) - p(x)</text:span></text:p>
            <text:p xml:id="id34" text:id="id34" text:style-name="P4"><text:span text:style-name="T72">התועלת של משתתף עם ערך </text:span><text:span text:style-name="T73">x</text:span><text:span text:style-name="T72"> שאומר </text:span><text:span text:style-name="T73">v</text:span><text:span text:style-name="T72"> היא:</text:span></text:p>
            <text:p xml:id="id35" text:id="id35" text:style-name="P16"><text:span text:style-name="T73">x*c(v) – p(v)</text:span></text:p>
            <text:p xml:id="id36" text:id="id36" text:style-name="P4"><text:span text:style-name="T74">במכרז אמיתי חייב להתקיים, לכל </text:span><text:span text:style-name="T73">v,x</text:span><text:span text:style-name="T74">:</text:span></text:p>
            <text:p xml:id="id37" text:id="id37" text:style-name="P16"><text:span text:style-name="T73">x*c(x) – p(x) ≥ x*c(v) – p(v)</text:span></text:p>
            <text:p xml:id="id38" text:id="id38" text:style-name="P4"><text:span text:style-name="T80">מחברים את המשוואות ומקבלים:</text:span></text:p>
            <text:p xml:id="id39" text:id="id39" text:style-name="P16"><text:span text:style-name="T81">v*[c(v)–c(x)] <text:s text:c="2"/>≥ <text:s text:c="2"/>p(v)-p(x) <text:s text:c="2"/>≥ <text:s/>x*[c(v) – c(x)]</text:span></text:p>
          </draw:text-box>
        </draw:frame>
        <draw:polyline draw:style-name="gr13" draw:text-style-name="P17" xml:id="id40" draw:id="id40" draw:layer="layout" svg:width="5.841cm" svg:height="0cm" svg:x="1.016cm" svg:y="19.304cm" svg:viewBox="0 0 5842 0" draw:points="5842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הוכחת משפט מיירסון - המשך</text:span></text:p>
          </draw:text-box>
        </draw:frame>
        <draw:frame draw:style-name="gr14" draw:text-style-name="P20" draw:layer="layout" svg:width="28cm" svg:height="17.929cm" svg:x="0cm" svg:y="3.048cm">
          <draw:text-box>
            <text:p text:style-name="P4"><text:span text:style-name="T82">נתון</text:span><text:span text:style-name="T80">: כלל-בחירה </text:span><text:span text:style-name="T83">c</text:span><text:span text:style-name="T80">. <text:s/></text:span><text:span text:style-name="T82">דרוש</text:span><text:span text:style-name="T80">: כלל-תשלום אמיתי </text:span><text:span text:style-name="T83">p</text:span><text:span text:style-name="T80">: </text:span></text:p>
            <text:p text:style-name="P12"><text:span text:style-name="T84">v[c(v)–c(x)] <text:s text:c="2"/>≥ <text:s text:c="2"/>p(v)-p(x) <text:s text:c="2"/>≥ <text:s/>x[c(v) – c(x)]</text:span></text:p>
            <text:p text:style-name="P4"><text:span text:style-name="T82"/></text:p>
            <text:p xml:id="id41" text:id="id41" text:style-name="P4"><text:span text:style-name="T85">מצב </text:span><text:span text:style-name="T75">א</text:span><text:span text:style-name="T86">: </text:span><text:span text:style-name="T64">c(v)=c(x)</text:span><text:span text:style-name="T87">:</text:span></text:p>
            <text:p xml:id="id42" text:id="id42" text:style-name="P16"><text:span text:style-name="T88">0 <text:s/>≥ <text:s text:c="2"/>p(v)-p(x) <text:s text:c="2"/>≥ <text:s/>0</text:span></text:p>
            <text:p xml:id="id43" text:id="id43" text:style-name="P4"><text:span text:style-name="T86">מכאן: </text:span><text:span text:style-name="T64">p(v)=p(x)</text:span><text:span text:style-name="T87"> - התשלום על בחירה לא תלוי בערך.</text:span></text:p>
            <text:p text:style-name="P4"><text:span text:style-name="T87"/></text:p>
            <text:p xml:id="id44" text:id="id44" text:style-name="P18"><text:span text:style-name="T89">מצב ב</text:span><text:span text:style-name="T86">: </text:span><text:span text:style-name="T64">c(v)&gt;c(x)</text:span><text:span text:style-name="T87">, כלומר</text:span><text:span text:style-name="T86"> </text:span><text:span text:style-name="T64">c(v)=1</text:span><text:span text:style-name="T87"> וגם</text:span><text:span text:style-name="T86"> </text:span><text:span text:style-name="T64">c(x)=0</text:span><text:span text:style-name="T87">:</text:span></text:p>
            <text:p xml:id="id45" text:id="id45" text:style-name="P19"><text:span text:style-name="T84">v <text:s/>≥ <text:s text:c="2"/>p(v)-p(x) <text:s text:c="2"/>≥ <text:s/>x</text:span></text:p>
            <text:p xml:id="id46" text:id="id46" text:style-name="P18"><text:span text:style-name="T87">מכאן: </text:span><text:span text:style-name="T64">v&gt;x</text:span><text:span text:style-name="T87"> –</text:span><text:span text:style-name="T86"> הפונקציה </text:span><text:span text:style-name="T64">c</text:span><text:span text:style-name="T87"> חייבת להיות </text:span><text:span text:style-name="T89">מונוטונית</text:span><text:span text:style-name="T87">.</text:span></text:p>
            <text:p text:style-name="P18"><text:span text:style-name="T87"/></text:p>
            <text:p xml:id="id47" text:id="id47" text:style-name="P18"><text:span text:style-name="T90"><text:s text:c="9"/>*** הוכחנו את חלק (א) של משפט מיירסון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משפט מיירסון – ערך הסף</text:span></text:p>
          </draw:text-box>
        </draw:frame>
        <draw:frame draw:style-name="gr14" draw:text-style-name="P20" draw:layer="layout" svg:width="28cm" svg:height="17.929cm" svg:x="0cm" svg:y="3.048cm">
          <draw:text-box>
            <text:p xml:id="id48" text:id="id48" text:style-name="P4"><text:span text:style-name="T91">לפונקציית-בחירה מונוטונית יש </text:span><text:span text:style-name="T92">ערך סף </text:span><text:span text:style-name="T93">= </text:span><text:span text:style-name="T93"><text:line-break/></text:span><text:span text:style-name="T93">הערך שבו הפונקציה </text:span><text:span text:style-name="T94">c</text:span><text:span text:style-name="T93"> מתחלפת מ-</text:span><text:span text:style-name="T93">0</text:span><text:span text:style-name="T93"> ל-</text:span><text:span text:style-name="T93">1</text:span><text:span text:style-name="T93">. </text:span></text:p>
            <text:p text:style-name="P4"><text:span text:style-name="T87"/></text:p>
            <text:p xml:id="id49" text:id="id49" text:style-name="P18"><text:span text:style-name="T86">ערך-הסף יכול להיות שונה משחקן לשחקן. דוגמאות:</text:span></text:p>
            <text:list text:style-name="L1">
              <text:list-item>
                <text:p xml:id="id50" text:id="id50" text:style-name="P21"><text:span text:style-name="T87">אם הכלל הוא </text:span><text:span text:style-name="T86">"בחר את כל הערכים הגדולים מ-</text:span><text:span text:style-name="T86">10</text:span><text:span text:style-name="T87">", </text:span><text:span text:style-name="T86">אז ערך-הסף לכל השחקנים הוא </text:span><text:span text:style-name="T86">10</text:span><text:span text:style-name="T87">.</text:span></text:p>
              </text:list-item>
              <text:list-item>
                <text:p xml:id="id51" text:id="id51" text:style-name="P21"><text:span text:style-name="T87">אם הכלל הוא </text:span><text:span text:style-name="T86">"בחר את הערך הגבוה ביותר", אז ערך-הסף של הנבחר הוא המחיר השני.</text:span></text:p>
              </text:list-item>
              <text:list-item>
                <text:p xml:id="id52" text:id="id52" text:style-name="P21"><text:span text:style-name="T87">א</text:span><text:span text:style-name="T86">ם הכלל הוא "הרץ אלגוריתם חמדני ב", אז ערך-הסף של כל שחקן יהיה תלוי במשקל שלו.</text:span></text:p>
              </text:list-item>
            </text:list>
            <text:p text:style-name="P18"><text:span text:style-name="T8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הוכחת משפט מיירסון - המשך</text:span></text:p>
          </draw:text-box>
        </draw:frame>
        <draw:frame draw:style-name="gr14" draw:text-style-name="P20" draw:layer="layout" svg:width="28cm" svg:height="17.929cm" svg:x="0cm" svg:y="3.048cm">
          <draw:text-box>
            <text:p text:style-name="P4"><text:span text:style-name="T82">נתון</text:span><text:span text:style-name="T80">: כלל-בחירה </text:span><text:span text:style-name="T83">c</text:span><text:span text:style-name="T80">. <text:s/></text:span><text:span text:style-name="T82">דרוש</text:span><text:span text:style-name="T80">: כלל-תשלום אמיתי </text:span><text:span text:style-name="T83">p</text:span><text:span text:style-name="T80">: </text:span></text:p>
            <text:p text:style-name="P12"><text:span text:style-name="T84">v[c(v)–c(x)] <text:s text:c="2"/>≥ <text:s text:c="2"/>p(v)-p(x) <text:s text:c="2"/>≥ <text:s/>x[c(v) – c(x)]</text:span></text:p>
            <text:p text:style-name="P4"><text:span text:style-name="T82"/></text:p>
            <text:p text:style-name="P18"><text:span text:style-name="T86">נשים את </text:span><text:span text:style-name="T26">x</text:span><text:span text:style-name="T86"> קצת מתחת ל"סף" ואת </text:span><text:span text:style-name="T26">v</text:span><text:span text:style-name="T86"> קצת מעל ל"סף", ונקבל:</text:span></text:p>
            <text:p text:style-name="P19"><text:span text:style-name="T84">v <text:s text:c="2"/>≥ <text:s text:c="2"/>p(v)-p(x) <text:s text:c="2"/>≥ <text:s text:c="2"/>x</text:span></text:p>
            <text:p text:style-name="P18"><text:span text:style-name="T84"/></text:p>
            <text:p text:style-name="P18"><text:span text:style-name="T86">מכאן: </text:span><text:span text:style-name="T95">p(v)-p(x)</text:span><text:span text:style-name="T80"> חייב להיות שווה לערך הסף.</text:span></text:p>
            <text:p text:style-name="P18"><text:span text:style-name="T80"/></text:p>
            <text:p text:style-name="P18"><text:span text:style-name="T96">מכאן: אם שחקן שלא נבחר – לא משלם <text:s/>(</text:span><text:span text:style-name="T97">p</text:span><text:span text:style-name="T98">(</text:span><text:span text:style-name="T97">x</text:span><text:span text:style-name="T98">)=0</text:span><text:span text:style-name="T96">),</text:span></text:p>
            <text:p text:style-name="P18"><text:span text:style-name="T96">אז כלל התשלום הוא יחיד.</text:span></text:p>
            <text:p text:style-name="P18"><text:span text:style-name="T99"><text:s text:c="9"/>*** הוכחנו את חלק (ג) של משפט מיירסון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הוכחת משפט מיירסון - סיום</text:span></text:p>
          </draw:text-box>
        </draw:frame>
        <draw:frame draw:style-name="gr15" draw:text-style-name="P11" draw:layer="layout" svg:width="28.1cm" svg:height="18.769cm" svg:x="-0.1cm" svg:y="2.519cm">
          <draw:text-box>
            <text:p xml:id="id53" text:id="id53" text:style-name="P18"><text:span text:style-name="T100">מצאנו כלל-תשלום אחד ויחיד המועמד להיות אמיתי:</text:span></text:p>
            <text:list text:style-name="L1">
              <text:list-item>
                <text:p xml:id="id54" text:id="id54" text:style-name="P18"><text:span text:style-name="T100">לכל שחקן </text:span><text:span text:style-name="T101">i</text:span><text:span text:style-name="T100"> יש ערך-סף מסויים </text:span><text:span text:style-name="T101">t</text:span><text:span text:style-name="T102">i</text:span><text:span text:style-name="T100">. נקבע לפי </text:span><text:span text:style-name="T101">c</text:span><text:span text:style-name="T100">.</text:span></text:p>
              </text:list-item>
              <text:list-item>
                <text:p xml:id="id55" text:id="id55" text:style-name="P18"><text:span text:style-name="T103">אם </text:span><text:span text:style-name="T104">v</text:span><text:span text:style-name="T105">i</text:span><text:span text:style-name="T104"> &gt; t</text:span><text:span text:style-name="T105">i</text:span><text:span text:style-name="T103">, אז השחקן נבחר ומשלם </text:span><text:span text:style-name="T101">t</text:span><text:span text:style-name="T102">i</text:span><text:span text:style-name="T100">.</text:span></text:p>
              </text:list-item>
              <text:list-item>
                <text:p xml:id="id56" text:id="id56" text:style-name="P18"><text:span text:style-name="T100">אחרת, השחקן לא נבחר ולא משלם.</text:span><text:span text:style-name="T100"><text:line-break/></text:span><text:span text:style-name="T100"/></text:p>
              </text:list-item>
            </text:list>
            <text:p xml:id="id57" text:id="id57" text:style-name="P4"><text:span text:style-name="T106">הוכחה שכלל-תשלום זה הוא אמיתי:</text:span></text:p>
            <text:list text:continue-numbering="true" text:style-name="L1">
              <text:list-item>
                <text:p xml:id="id58" text:id="id58" text:style-name="P22"><text:span text:style-name="T63">אם נבחרת</text:span><text:span text:style-name="T107"> ותכריז מעל </text:span><text:span text:style-name="T108">t</text:span><text:span text:style-name="T109">i</text:span><text:span text:style-name="T63">, או לא נבחרת</text:span><text:span text:style-name="T110"> ותכריז מתחת ל </text:span><text:span text:style-name="T111">t</text:span><text:span text:style-name="T112">i</text:span><text:span text:style-name="T113"> - כלום לא ישתנה.</text:span><text:span text:style-name="T106"> </text:span></text:p>
              </text:list-item>
              <text:list-item>
                <text:p xml:id="id59" text:id="id59" text:style-name="P22"><text:span text:style-name="T63">אם נבחרת</text:span><text:span text:style-name="T110">, ותכריז מתחת ל-</text:span><text:span text:style-name="T111">t</text:span><text:span text:style-name="T112">i</text:span><text:span text:style-name="T113"> - לא תיבחר, <text:s/>והתועלת שלך תהיה </text:span><text:span text:style-name="T106">0</text:span><text:span text:style-name="T113">, אבל </text:span><text:span text:style-name="T106">קודם התועלת שלך היתה חיובית </text:span><text:span text:style-name="T113">(כי</text:span><text:span text:style-name="T114"> </text:span><text:span text:style-name="T115">v</text:span><text:span text:style-name="T116">i</text:span><text:span text:style-name="T115"> &gt; t</text:span><text:span text:style-name="T117">i</text:span><text:span text:style-name="T113">).</text:span></text:p>
              </text:list-item>
              <text:list-item>
                <text:p xml:id="id60" text:id="id60" text:style-name="P22"><text:span text:style-name="T63">אם לא נבחרת</text:span><text:span text:style-name="T110">, ותכריז מעל </text:span><text:span text:style-name="T108">t</text:span><text:span text:style-name="T109">i</text:span><text:span text:style-name="T63"> - תיבחר ותשלם</text:span><text:span text:style-name="T110"> </text:span><text:span text:style-name="T111">t</text:span><text:span text:style-name="T112">i</text:span><text:span text:style-name="T113">, והתועלת שלך תהיה שלילית</text:span><text:span text:style-name="T106"> </text:span><text:span text:style-name="T113">(כי</text:span><text:span text:style-name="T114"> </text:span><text:span text:style-name="T115">v</text:span><text:span text:style-name="T116">i</text:span><text:span text:style-name="T115"> &lt; t</text:span><text:span text:style-name="T117">i</text:span><text:span text:style-name="T113">). <text:s text:c="5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8cm" svg:height="2.173cm" svg:x="0cm" svg:y="0.367cm" presentation:class="title" presentation:user-transformed="true">
          <draw:text-box>
            <text:p text:style-name="P1"><text:span text:style-name="T9">מכרז מיירסון למילוי תרמיל</text:span></text:p>
          </draw:text-box>
        </draw:frame>
        <draw:frame draw:style-name="gr16" draw:text-style-name="P9" draw:layer="layout" svg:width="26.416cm" svg:height="18.941cm" svg:x="1.27cm" svg:y="2.395cm">
          <draw:text-box>
            <text:p text:style-name="P4"><text:span text:style-name="T41">הנחה</text:span><text:span text:style-name="T43">: המשקל של כל משתתף ידוע. <text:s text:c="2"/>כל משתתף צריך להגיד רק את הערך שלו.</text:span></text:p>
            <text:p text:style-name="P4"><text:span text:style-name="T10">אלגוריתם חמדני א</text:span><text:span text:style-name="T34">:</text:span></text:p>
            <text:list text:style-name="L1">
              <text:list-item>
                <text:p text:style-name="P4"><text:span text:style-name="T11">סדר את החפצים בסדר יורד של הערך.</text:span></text:p>
              </text:list-item>
              <text:list-item>
                <text:p text:style-name="P4"><text:span text:style-name="T11">בחר חפצים לפי הסדר עד שהתרמיל מתמלא.</text:span></text:p>
              </text:list-item>
            </text:list>
            <text:p text:style-name="P8"><text:span text:style-name="T118">$100/100k</text:span><text:span text:style-name="T119">, <text:s text:c="2"/>$20/2k, <text:s text:c="2"/>$20/2k, <text:s text:c="2"/>$20/2k … </text:span></text:p>
            <text:p text:style-name="P4"><text:span text:style-name="T119">הראשון נבחר ומשלם את ערך הסף שלו - </text:span><text:span text:style-name="T119">$20</text:span><text:span text:style-name="T119">.</text:span></text:p>
            <text:p text:style-name="P4"><text:span text:style-name="T16">אלגוריתם חמדני ב</text:span><text:span text:style-name="T17">:</text:span></text:p>
            <text:list text:continue-numbering="true" text:style-name="L1">
              <text:list-item>
                <text:p text:style-name="P4"><text:span text:style-name="T17">סדר את החפצים בסדר יורד של </text:span><text:span text:style-name="T16">ערך/משקל</text:span><text:span text:style-name="T17">.</text:span></text:p>
              </text:list-item>
              <text:list-item>
                <text:p text:style-name="P4"><text:span text:style-name="T17">בחר חפצים לפי הסדר עד שהתרמיל מתמלא.</text:span></text:p>
              </text:list-item>
            </text:list>
            <text:p><text:span text:style-name="T120">$20/2k, <text:s text:c="3"/>$5/1k, <text:s text:c="2"/></text:span><text:span text:style-name="T121">$98/98k.</text:span></text:p>
            <text:p text:style-name="P4"><text:span text:style-name="T42">שני הראשונים נבחרים:</text:span><text:span text:style-name="T42"><text:line-break/></text:span><text:span text:style-name="T42"> <text:s text:c="2"/>הראשון משלם </text:span><text:span text:style-name="T42">$2</text:span><text:span text:style-name="T42">, השני משלם </text:span><text:span text:style-name="T42">$1</text:span><text:span text:style-name="T4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8cm" svg:height="2.173cm" svg:x="0cm" svg:y="0.367cm" presentation:class="title" presentation:user-transformed="true">
          <draw:text-box>
            <text:p text:style-name="P1"><text:span text:style-name="T9">מכרז מיירסון למילוי תרמיל</text:span></text:p>
          </draw:text-box>
        </draw:frame>
        <draw:frame draw:style-name="gr17" draw:text-style-name="P23" draw:layer="layout" svg:width="26.416cm" svg:height="14.834cm" svg:x="1.016cm" svg:y="2.54cm">
          <draw:text-box>
            <text:list text:style-name="L1">
              <text:list-item>
                <text:p text:style-name="P4"><text:span text:style-name="T122">אלגוריתם א+ב</text:span><text:span text:style-name="T123">: הפעל את שני האלגוריתמים החמדניים. בחר את התוצאה עם הסכום הגבוה.</text:span></text:p>
              </text:list-item>
            </text:list>
            <text:p text:style-name="P8"><text:span text:style-name="T124">$54/52k</text:span><text:span text:style-name="T125">, $52/51k, $49/49k.</text:span></text:p>
            <text:p text:style-name="P4"><text:span text:style-name="T125">הראשון זוכה ומשלם: <text:s text:c="2"/></text:span><text:span text:style-name="T125">$52</text:span><text:span text:style-name="T125"> * (</text:span><text:span text:style-name="T125">52k/51k</text:span><text:span text:style-name="T125">)</text:span></text:p>
            <text:p text:style-name="P8"><text:span text:style-name="T126">$100/100k, <text:s/>$20/2k, <text:s/>$20/2k.</text:span></text:p>
            <text:p text:style-name="P4"><text:span text:style-name="T126">הראשון זוכה ומשלם </text:span><text:span text:style-name="T126">$40</text:span><text:span text:style-name="T126">. <text:s/></text:span></text:p>
            <text:p text:style-name="P8"><text:span text:style-name="T127">$100/100k, $60/2k, <text:s/>$50/2k.</text:span></text:p>
            <text:p text:style-name="P4"><text:span text:style-name="T127">שני האחרונים זוכים ומשלמים: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ויקרי-קלארק-גרובס לעומת מיירסון</text:span></text:p>
          </draw:text-box>
        </draw:frame>
        <draw:frame draw:style-name="standard" draw:layer="layout" svg:width="25.652cm" svg:height="14.236cm" svg:x="1.778cm" svg:y="3.3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28">מיירסון</text:span></text:p>
              </table:table-cell>
              <table:table-cell>
                <text:p text:style-name="P24"><text:span text:style-name="T128">וק”ג</text:span></text:p>
              </table:table-cell>
              <table:table-cell/>
            </table:table-row>
            <table:table-row table:style-name="ro2" table:default-cell-style-name="ce1">
              <table:table-cell table:style-name="ce2">
                <text:p text:style-name="P24"><text:span text:style-name="T129">אחד</text:span><text:span text:style-name="T129"><text:line-break/></text:span><text:span text:style-name="T130">(הערך ל"היבחרות")</text:span></text:p>
              </table:table-cell>
              <table:table-cell>
                <text:p text:style-name="P24"><text:span text:style-name="T131">הרבה</text:span></text:p>
                <text:p text:style-name="P24"><text:span text:style-name="T132">(למשל:</text:span><text:span text:style-name="T132"><text:line-break/></text:span><text:span text:style-name="T132">בחירת מסעדה)</text:span></text:p>
              </table:table-cell>
              <table:table-cell>
                <text:p text:style-name="P24"><text:span text:style-name="T128">פרמטרים לכל משתתף</text:span></text:p>
              </table:table-cell>
            </table:table-row>
            <table:table-row table:style-name="ro3">
              <table:table-cell table:style-name="ce3">
                <text:p text:style-name="P24"><text:span text:style-name="T131">כל כלל מונוטוני</text:span></text:p>
                <text:p text:style-name="P24"><text:span text:style-name="T133">(למשל:</text:span><text:span text:style-name="T133"><text:line-break/></text:span><text:span text:style-name="T133">קירוב בעיית התרמיל, מיקסום רווח)</text:span></text:p>
              </table:table-cell>
              <table:table-cell table:style-name="ce2">
                <text:p text:style-name="P25"><text:span text:style-name="T134">מיקסום סכום ערכים</text:span></text:p>
              </table:table-cell>
              <table:table-cell table:style-name="ce1">
                <text:p text:style-name="P24"><text:span text:style-name="T128">כלל בחיר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8cm" svg:height="3.008cm" svg:x="0cm" svg:y="0.367cm" presentation:class="title" presentation:user-transformed="true">
          <draw:text-box>
            <text:p text:style-name="P1"><text:span text:style-name="T9">שאלה פתוחה</text:span></text:p>
          </draw:text-box>
        </draw:frame>
        <draw:frame draw:style-name="gr18" draw:text-style-name="P26" draw:layer="layout" svg:width="26.924cm" svg:height="14.837cm" svg:x="0.762cm" svg:y="3.81cm">
          <draw:text-box>
            <text:p text:style-name="P4">האם יש אלגוריתם אמיתי המשלב את היתרונות של וק"ג ומיירסון, כלומר:</text:p>
            <text:list text:style-name="L1">
              <text:list-item>
                <text:p text:style-name="P4"><text:span text:style-name="T135">עובד עם </text:span><text:span text:style-name="T135">שחקנים </text:span><text:span text:style-name="T135">רב-פרמטריי</text:span><text:span text:style-name="T135">ם,</text:span></text:p>
              </text:list-item>
              <text:list-item>
                <text:p text:style-name="P4"><text:span text:style-name="T136">עובד גם בלי </text:span><text:span text:style-name="T136">למקסם את </text:span><text:span text:style-name="T136">סכום </text:span><text:span text:style-name="T136">הערכים</text:span></text:p>
              </text:list-item>
            </text:list>
            <text:p text:style-name="P12"><text:span text:style-name="T137"/></text:p>
            <text:p text:style-name="P12"><text:span text:style-name="T137">?</text:span></text:p>
            <text:p text:style-name="P4"/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Liberation Sans7" svg:font-family="'Liberation Sans'" style:font-family-generic="swiss"/>
    <style:font-face style:name="Liberation Sans8" svg:font-family="'Liberation Sans'" style:font-adornments="Regular" style:font-family-generic="swiss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Liberation Sans10" svg:font-family="'Liberation Sans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List_20_Heading" style:display-name="List Heading" style:family="graphic">
      <style:paragraph-properties fo:margin-left="0cm" fo:margin-right="0cm" fo:text-align="end" fo:text-indent="0cm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List_20_Contents" style:display-name="List Contents" style:family="graphic">
      <style:paragraph-properties fo:margin-left="1.764cm" fo:margin-right="0cm" fo:text-align="end" fo:text-indent="0cm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x_7e_LT_7e_Hintergrund" style:display-name="tx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x_7e_LT_7e_Hintergrundobjekte" style:display-name="tx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x_7e_LT_7e_Notizen" style:display-name="tx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Untertitel" style:display-name="tx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Titel" style:display-name="tx~LT~Titel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x_7e_LT_7e_Gliederung_20_9" style:display-name="tx~LT~Gliederung 9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8" style:display-name="tx~LT~Gliederung 8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7" style:display-name="tx~LT~Gliederung 7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6" style:display-name="tx~LT~Gliederung 6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5" style:display-name="tx~LT~Gliederung 5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4" style:display-name="tx~LT~Gliederung 4" style:family="graphic">
      <style:paragraph-properties fo:margin-left="0cm" fo:margin-right="0cm" fo:margin-top="0.351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3" style:display-name="tx~LT~Gliederung 3" style:family="graphic">
      <style:paragraph-properties fo:margin-left="0cm" fo:margin-right="0cm" fo:margin-top="0.529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2" style:display-name="tx~LT~Gliederung 2" style:family="graphic">
      <style:paragraph-properties fo:margin-left="0cm" fo:margin-right="0cm" fo:margin-top="0.706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x_7e_LT_7e_Gliederung_20_1" style:display-name="tx~LT~Gliederung 1" style:family="graphic">
      <style:paragraph-properties fo:margin-left="0cm" fo:margin-right="0cm" fo:margin-top="0.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5f_3" style:display-name="Default_3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5f_2" style:display-name="Default_2" style:family="graphic">
      <style:paragraph-properties fo:margin-left="0cm" fo:margin-right="0cm" fo:margin-top="0cm" fo:margin-bottom="0cm" fo:line-height="91%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Hintergrund" style:display-name="blank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blank_7e_LT_7e_Hintergrundobjekte" style:display-name="blank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blank_7e_LT_7e_Notizen" style:display-name="blank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Untertitel" style:display-name="blank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Titel" style:display-name="blank~LT~Titel" style:family="graphic">
      <style:paragraph-properties fo:margin-left="0cm" fo:margin-right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blank_7e_LT_7e_Gliederung_20_9" style:display-name="blank~LT~Gliederung 9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8" style:display-name="blank~LT~Gliederung 8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7" style:display-name="blank~LT~Gliederung 7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6" style:display-name="blank~LT~Gliederung 6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5" style:display-name="blank~LT~Gliederung 5" style:family="graphic">
      <style:paragraph-properties fo:margin-left="0cm" fo:margin-right="0cm" fo:margin-top="0.17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4" style:display-name="blank~LT~Gliederung 4" style:family="graphic">
      <style:paragraph-properties fo:margin-left="0cm" fo:margin-right="0cm" fo:margin-top="0.351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3" style:display-name="blank~LT~Gliederung 3" style:family="graphic">
      <style:paragraph-properties fo:margin-left="0cm" fo:margin-right="0cm" fo:margin-top="0.529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2" style:display-name="blank~LT~Gliederung 2" style:family="graphic">
      <style:paragraph-properties fo:margin-left="0cm" fo:margin-right="0cm" fo:margin-top="0.706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7e_LT_7e_Gliederung_20_1" style:display-name="blank~LT~Gliederung 1" style:family="graphic">
      <style:paragraph-properties fo:margin-left="0cm" fo:margin-right="0cm" fo:margin-top="0.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5f_4" style:display-name="Default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9-12-02T15:26:30.421069415</dc:date>
    <meta:editing-duration>P5DT14H31M28S</meta:editing-duration>
    <meta:editing-cycles>1200</meta:editing-cycles>
    <meta:generator>LibreOffice/6.2.4.2$Linux_X86_64 LibreOffice_project/20$Build-2</meta:generator>
    <dc:creator>Erel Segal-Halevi</dc:creator>
    <meta:document-statistic meta:object-count="189"/>
  </office:meta>
</office:document-meta>
</file>